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ICCs">
        <table:table-column/>
        <table:table-column/>
        <table:table-column/>
        <table:table-column/>
        <table:table-column/>
        <table:table-row>
          <table:table-cell office:value-type="string">
            <text:p>Axis</text:p>
          </table:table-cell>
          <table:table-cell office:value-type="string">
            <text:p>IBM+Alex</text:p>
          </table:table-cell>
          <table:table-cell office:value-type="string">
            <text:p>IBM+Andrew</text:p>
          </table:table-cell>
          <table:table-cell office:value-type="string">
            <text:p>Alex+Andrew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_N</text:p>
          </table:table-cell>
          <table:table-cell office:value="0.009168770115844034" office:value-type="float"/>
          <table:table-cell office:value="0.17760323338437256" office:value-type="float"/>
          <table:table-cell office:value="0.5229879413285549" office:value-type="float"/>
          <table:table-cell office:value="0.44523621996776436" office:value-type="float"/>
        </table:table-row>
        <table:table-row>
          <table:table-cell office:value-type="string">
            <text:p>F_B</text:p>
          </table:table-cell>
          <table:table-cell office:value="-0.15383995282109977" office:value-type="float"/>
          <table:table-cell office:value="-0.24929871779486212" office:value-type="float"/>
          <table:table-cell office:value="-0.3866581548789597" office:value-type="float"/>
          <table:table-cell office:value="-0.5258628668913164" office:value-type="float"/>
        </table:table-row>
        <table:table-row>
          <table:table-cell office:value-type="string">
            <text:p>U_D</text:p>
          </table:table-cell>
          <table:table-cell office:value="0.3095536510393499" office:value-type="float"/>
          <table:table-cell office:value="0.32731009358218255" office:value-type="float"/>
          <table:table-cell office:value="0.5272536066014594" office:value-type="float"/>
          <table:table-cell office:value="0.528576663989915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6-26T13:20:52.084588</meta:creation-date>
    <dc:date>2019-06-26T13:20:52.088563</dc:date>
    <meta:generator>http://pypi.python.org/pypi/ezodf/0.1.0$Python3.6.7 (default, Oct 22 2018, 11:32:17) 
[GCC 8.2.0]</meta:generator>
    <meta:document-statistic/>
    <meta:editing-cycles>1</meta:editing-cycles>
  </office:meta>
</office:document-meta>
</file>